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fo:color="#999988" style:font-name="Consolas" fo:font-size="9pt" fo:font-style="italic" fo:background-color="#f8f8f8" loext:char-shading-value="0" style:font-name-asian="Consolas1" style:font-size-asian="9pt" style:font-style-asian="italic" style:font-name-complex="Consolas1" style:font-size-complex="9pt"/>
    </style:style>
    <style:style style:name="T4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5" style:family="text">
      <style:text-properties fo:color="#dd1144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1wytvjivbgsj"/>RECOPILACIÓN POSIBLES PREGUNTAS EXAMEN DE DOCKER</text:p>
      <text:p text:style-name="Standard">Aquí resumimos que se debe saber para el examen de Docker:</text:p>
      <text:p text:style-name="Standard"/>
      <text:list xml:id="list2591343194" text:style-name="WWNum1">
        <text:list-item>
          <text:p text:style-name="P1">¿Qué es Docker y para qué se utiliza?</text:p>
        </text:list-item>
        <text:list-item>
          <text:p text:style-name="P1">¿Qué es un contenedor Docker?</text:p>
        </text:list-item>
        <text:list-item>
          <text:p text:style-name="P1">¿En qué se diferencia Docker de máquinas virtuales con Hipervisor?</text:p>
        </text:list-item>
        <text:list-item>
          <text:p text:style-name="P1">¿Cuál es la diferencia entre una imagen Docker y un contenedor Docker?</text:p>
        </text:list-item>
        <text:list-item>
          <text:p text:style-name="P1">¿Cuáles son las principales ventajas de utilizar Docker?</text:p>
        </text:list-item>
        <text:list-item>
          <text:p text:style-name="P1">¿Qué es un Docker Hub y cómo se utiliza?</text:p>
        </text:list-item>
        <text:list-item>
          <text:p text:style-name="P1">Explica el comando “docker run”</text:p>
        </text:list-item>
        <text:list-item>
          <text:p text:style-name="P1">¿Qué pasa si hago dos “docker run” seguidos?</text:p>
        </text:list-item>
        <text:list-item>
          <text:p text:style-name="P1">En el comando “docker run” ¿Para qué sirve la opción -it?</text:p>
        </text:list-item>
        <text:list-item>
          <text:p text:style-name="P1">Explica que es una dirección IP y un puerto</text:p>
        </text:list-item>
        <text:list-item>
          <text:p text:style-name="P1">En el comando “docker run” ¿Para qué sirve la opción -p? Dame dos ejemplos.</text:p>
        </text:list-item>
        <text:list-item>
          <text:p text:style-name="P1">Explica los comandos “docker start” y “docker stop”.</text:p>
        </text:list-item>
        <text:list-item>
          <text:p text:style-name="P1">Explica el comando “docker attach”.</text:p>
        </text:list-item>
        <text:list-item>
          <text:p text:style-name="P1">Explica el comando “docker exec”.</text:p>
        </text:list-item>
        <text:list-item>
          <text:p text:style-name="P1">Para qué sirven los comandos “apt update”, “apt install” y “apt upgrade”.</text:p>
        </text:list-item>
        <text:list-item>
          <text:p text:style-name="P1">Explica que hace este comando “docker network create nombredered”</text:p>
        </text:list-item>
        <text:list-item>
          <text:p text:style-name="P1">En el comando “docker run” ¿Que hace el parámetro “--network nombredered”?</text:p>
        </text:list-item>
        <text:list-item>
          <text:p text:style-name="P1">¿Qué comandos utilizar para crear una red y crear dos contenedores dentro de esa red, el primero con la imagen “ubuntu” y el segundo con la imagen “wordpress”?</text:p>
        </text:list-item>
        <text:list-item>
          <text:p text:style-name="P1">Explícame qué hacer en “docker run” este parámetro “-v /home/sergi/mariadbdata:/var/lib/mysql”</text:p>
        </text:list-item>
        <text:list-item>
          <text:p text:style-name="P1">Explícame qué hacer en “docker run” este parámetro “-v ./mariadbdata:/var/lib/mysql”</text:p>
        </text:list-item>
        <text:list-item>
          <text:p text:style-name="P1">Explicame en “docker run” que hace “<text:span text:style-name="T2">-e VARIABLE=valor”</text:span></text:p>
        </text:list-item>
        <text:list-item>
          <text:p text:style-name="P1">Explicame qué hacer “docker compose up” y “docker compose down”</text:p>
        </text:list-item>
        <text:list-item>
          <text:p text:style-name="P1"><text:soft-page-break/>Explicame qué hacer “docker compose start” y “docker compose stop” </text:p>
        </text:list-item>
        <text:list-item>
          <text:p text:style-name="P1">Explicame cada línea de este fichero “docker-compose.yml”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3">#Indicamos los servicios a lanzar</text:span><text:span text:style-name="T4"><text:line-break/>services:<text:line-break/> <text:s/></text:span><text:span text:style-name="T3">#Plantill del servicio "db"</text:span><text:span text:style-name="T4"><text:line-break/> <text:s/>db:<text:line-break/><text:tab/></text:span><text:span text:style-name="T3">#Se basa en la imagen "mariadb", version 10.11.2</text:span><text:span text:style-name="T4"><text:line-break/><text:tab/>image: mariadb:10.11.2<text:line-break/><text:tab/></text:span><text:span text:style-name="T3">#Mapea en el volumen "db_data" el directorio "/var/lib/mysql", lo que da persistencia al contenido de</text:span><text:span text:style-name="T4"><text:line-break/><text:tab/></text:span><text:span text:style-name="T3">#Wordpress almacenado en la base de datos</text:span><text:span text:style-name="T4"><text:line-break/><text:tab/>volumes:<text:line-break/> <text:s text:c="4"/><text:tab/>- ./db_data:/var/lib/mysql<text:line-break/><text:tab/></text:span><text:span text:style-name="T3">#Indica que siempre que el servicio finalice, se reiniciara</text:span><text:span text:style-name="T4"><text:line-break/><text:tab/>restart: always<text:line-break/><text:tab/></text:span><text:span text:style-name="T3">#Define un conjunto de variables de entorno para estos contenedores,</text:span><text:span text:style-name="T4"><text:line-break/><text:tab/></text:span><text:span text:style-name="T3">#indicando password de root de MariaDB, nombre de base de datos,</text:span><text:span text:style-name="T4"><text:line-break/><text:tab/></text:span><text:span text:style-name="T3"># usuario con permisos root (necesario para conexiones remotas) y password de ese usuario</text:span><text:span text:style-name="T4"><text:line-break/><text:tab/>environment:<text:line-break/> <text:s text:c="4"/><text:tab/>MARIADB_ROOT_PASSWORD: somewordpress<text:line-break/> <text:s text:c="4"/><text:tab/>MARIADB_DATABASE: wordpress<text:line-break/> <text:s text:c="4"/><text:tab/>MARIADB_USER: wordpress<text:line-break/> <text:s text:c="4"/><text:tab/>MARIADB_PASSWORD: wordpress<text:line-break/> <text:s/></text:span><text:span text:style-name="T3">#Plantilla del servicio "wordpress"</text:span><text:span text:style-name="T4"><text:line-break/> <text:s/>wordpress:<text:line-break/><text:tab/></text:span><text:span text:style-name="T3">#Indicamos que para lanzar este servicio, debe estar en marcha "db"</text:span><text:span text:style-name="T4"><text:line-break/><text:tab/>depends_on:<text:line-break/> <text:s text:c="4"/><text:tab/>- db<text:line-break/><text:tab/></text:span><text:span text:style-name="T3">#Indicamos que basa en la imagen "wordpress", version "latest"</text:span><text:span text:style-name="T4"><text:line-break/><text:tab/>image: wordpress:latest<text:line-break/><text:tab/></text:span><text:span text:style-name="T3">#Indicamos que el puerto 80 del contenedor se mapea con el puerto 8000 del anfitrion</text:span><text:span text:style-name="T4"><text:line-break/><text:tab/>ports:<text:line-break/> <text:s text:c="4"/><text:tab/>- </text:span><text:span text:style-name="T5">"8000:80"</text:span><text:span text:style-name="T4"><text:line-break/><text:tab/></text:span><text:span text:style-name="T3">#Indica que siempre que el servicio finalice, se reiniciara</text:span><text:span text:style-name="T4"><text:line-break/><text:tab/>restart: always<text:line-break/><text:tab/></text:span><text:span text:style-name="T3">#Definimos variables de entorno de la plantilla. Definimos donde conectarnos a la base de datos,</text:span><text:span text:style-name="T4"><text:line-break/><text:tab/></text:span><text:span text:style-name="T3">#usuario de la base de datos, password de la base de datos y nombre de la base de datos</text:span><text:span text:style-name="T4"><text:line-break/><text:tab/>environment:<text:line-break/> <text:s text:c="4"/><text:tab/>WORDPRESS_DB_HOST: db:3306<text:line-break/> <text:s text:c="4"/><text:tab/>WORDPRESS_DB_USER: wordpress<text:line-break/> <text:s text:c="4"/><text:tab/>WORDPRESS_DB_PASSWORD: wordpress<text:line-break/> <text:s text:c="4"/><text:tab/>WORDPRESS_DB_NAME: wordpres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7" meta:word-count="477" meta:character-count="3156" meta:non-whitespace-character-count="2634"/>
    <meta:generator>LibreOfficeDev/6.0.5.2$Linux_X86_64 LibreOffice_project/</meta:generator>
  </office:meta>
</office:document-meta>
</file>